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05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nflit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Diff conflits (en %)</text:p>
          </table:table-cell>
          <table:table-cell/>
          <table:table-cell office:value-type="string" calcext:value-type="string">
            <text:p>Conf/ml</text:p>
          </table:table-cell>
          <table:table-cell office:value-type="string" calcext:value-type="string">
            <text:p>Diff conf/ml (en %)</text:p>
          </table:table-cell>
          <table:table-cell table:number-columns-repeated="10"/>
        </table:table-row>
        <table:table-row table:style-name="ro1">
          <table:table-cell office:value-type="float" office:value="32886.4516129032" calcext:value-type="float">
            <text:p>32886,45</text:p>
          </table:table-cell>
          <table:table-cell office:value-type="float" office:value="1740.54838709677" calcext:value-type="float">
            <text:p>1740,55</text:p>
          </table:table-cell>
          <table:table-cell office:value-type="string" calcext:value-type="string">
            <text:p>base</text:p>
          </table:table-cell>
          <table:table-cell/>
          <table:table-cell office:value-type="float" office:value="18.8943047241322" calcext:value-type="float">
            <text:p>18,89</text:p>
          </table:table-cell>
          <table:table-cell office:value-type="string" calcext:value-type="string">
            <text:p>base</text:p>
          </table:table-cell>
          <table:table-cell table:number-columns-repeated="10"/>
        </table:table-row>
        <table:table-row table:style-name="ro1">
          <table:table-cell office:value-type="float" office:value="43.1694625562856" calcext:value-type="float">
            <text:p>43,17</text:p>
          </table:table-cell>
          <table:table-cell office:value-type="float" office:value="79.5758265732622" calcext:value-type="float">
            <text:p>79,58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3142.064516129" calcext:value-type="float">
            <text:p>33142,06</text:p>
          </table:table-cell>
          <table:table-cell office:value-type="float" office:value="1727.8064516129" calcext:value-type="float">
            <text:p>1727,81</text:p>
          </table:table-cell>
          <table:table-cell table:formula="of:=[.A5]*100/[.A2]-100" office:value-type="float" office:value="0.777258994781633" calcext:value-type="float">
            <text:p>0,78</text:p>
          </table:table-cell>
          <table:table-cell/>
          <table:table-cell office:value-type="float" office:value="19.1815839587767" calcext:value-type="float">
            <text:p>19,18</text:p>
          </table:table-cell>
          <table:table-cell table:formula="of:=(([.E5]*100)/[.E2])-100" office:value-type="float" office:value="1.52045412011154" calcext:value-type="float">
            <text:p>1,52045412011154</text:p>
          </table:table-cell>
          <table:table-cell table:number-columns-repeated="10"/>
        </table:table-row>
        <table:table-row table:style-name="ro1">
          <table:table-cell office:value-type="float" office:value="62.7534527947992" calcext:value-type="float">
            <text:p>62,75</text:p>
          </table:table-cell>
          <table:table-cell office:value-type="float" office:value="22.4778304469648" calcext:value-type="float">
            <text:p>22,48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3626.5806451613" calcext:value-type="float">
            <text:p>33626,58</text:p>
          </table:table-cell>
          <table:table-cell office:value-type="float" office:value="1732.70967741935" calcext:value-type="float">
            <text:p>1732,71</text:p>
          </table:table-cell>
          <table:table-cell table:formula="of:=[.A8]*100/[.A2]-100" office:value-type="float" office:value="2.25055910856514" calcext:value-type="float">
            <text:p>2,25</text:p>
          </table:table-cell>
          <table:table-cell/>
          <table:table-cell office:value-type="float" office:value="19.4069330156011" calcext:value-type="float">
            <text:p>19,41</text:p>
          </table:table-cell>
          <table:table-cell table:formula="of:=(([.E8]*100)/[.E2])-100" office:value-type="float" office:value="2.71313657185892" calcext:value-type="float">
            <text:p>2,71313657185892</text:p>
          </table:table-cell>
          <table:table-cell table:number-columns-repeated="10"/>
        </table:table-row>
        <table:table-row table:style-name="ro1">
          <table:table-cell office:value-type="float" office:value="119.019048134904" calcext:value-type="float">
            <text:p>119,02</text:p>
          </table:table-cell>
          <table:table-cell office:value-type="float" office:value="25.1051897325801" calcext:value-type="float">
            <text:p>25,1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4547.1612903226" calcext:value-type="float">
            <text:p>34547,16</text:p>
          </table:table-cell>
          <table:table-cell office:value-type="float" office:value="1737.77419354839" calcext:value-type="float">
            <text:p>1737,77</text:p>
          </table:table-cell>
          <table:table-cell table:formula="of:=[.A11]*100/[.A2]-100" office:value-type="float" office:value="5.0498293247538" calcext:value-type="float">
            <text:p>5,05</text:p>
          </table:table-cell>
          <table:table-cell/>
          <table:table-cell office:value-type="float" office:value="19.8801210298676" calcext:value-type="float">
            <text:p>19,88</text:p>
          </table:table-cell>
          <table:table-cell table:formula="of:=[.E11]*100/[.E2]-100" office:value-type="float" office:value="5.21753152671604" calcext:value-type="float">
            <text:p>5,21753152671604</text:p>
          </table:table-cell>
          <table:table-cell table:number-columns-repeated="10"/>
        </table:table-row>
        <table:table-row table:style-name="ro1">
          <table:table-cell office:value-type="float" office:value="239.116397189291" calcext:value-type="float">
            <text:p>239,12</text:p>
          </table:table-cell>
          <table:table-cell office:value-type="float" office:value="22.5269869374195" calcext:value-type="float">
            <text:p>22,5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6245.8064516129" calcext:value-type="float">
            <text:p>36245,81</text:p>
          </table:table-cell>
          <table:table-cell office:value-type="float" office:value="1751.41935483871" calcext:value-type="float">
            <text:p>1751,42</text:p>
          </table:table-cell>
          <table:table-cell table:formula="of:=[.A14]*100/[.A2]-100" office:value-type="float" office:value="10.2150115745282" calcext:value-type="float">
            <text:p>10,22</text:p>
          </table:table-cell>
          <table:table-cell/>
          <table:table-cell office:value-type="float" office:value="20.6951044314289" calcext:value-type="float">
            <text:p>20,70</text:p>
          </table:table-cell>
          <table:table-cell table:formula="of:=[.E14]*100/[.E2]-100" office:value-type="float" office:value="9.53091279932984" calcext:value-type="float">
            <text:p>9,53091279932984</text:p>
          </table:table-cell>
          <table:table-cell table:number-columns-repeated="10"/>
        </table:table-row>
        <table:table-row table:style-name="ro1">
          <table:table-cell office:value-type="float" office:value="462.936031208022" calcext:value-type="float">
            <text:p>462,94</text:p>
          </table:table-cell>
          <table:table-cell office:value-type="float" office:value="23.0438210786828" calcext:value-type="float">
            <text:p>23,04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9340.3548387097" calcext:value-type="float">
            <text:p>39340,35</text:p>
          </table:table-cell>
          <table:table-cell office:value-type="float" office:value="1772.70967741936" calcext:value-type="float">
            <text:p>1772,71</text:p>
          </table:table-cell>
          <table:table-cell table:formula="of:=[.A17]*100/[.A2]-100" office:value-type="float" office:value="19.6248087260172" calcext:value-type="float">
            <text:p>19,62</text:p>
          </table:table-cell>
          <table:table-cell/>
          <table:table-cell office:value-type="float" office:value="22.192215307348" calcext:value-type="float">
            <text:p>22,19</text:p>
          </table:table-cell>
          <table:table-cell table:formula="of:=[.E17]*100/[.E2]-100" office:value-type="float" office:value="17.4545220444319" calcext:value-type="float">
            <text:p>17,4545220444319</text:p>
          </table:table-cell>
          <table:table-cell table:number-columns-repeated="10"/>
        </table:table-row>
        <table:table-row table:style-name="ro1">
          <table:table-cell office:value-type="float" office:value="873.740514679682" calcext:value-type="float">
            <text:p>873,74</text:p>
          </table:table-cell>
          <table:table-cell office:value-type="float" office:value="22.795293159302" calcext:value-type="float">
            <text:p>22,8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4825.0967741936" calcext:value-type="float">
            <text:p>44825,10</text:p>
          </table:table-cell>
          <table:table-cell office:value-type="float" office:value="1811.1935483871" calcext:value-type="float">
            <text:p>1811,19</text:p>
          </table:table-cell>
          <table:table-cell table:formula="of:=[.A20]*100/[.A2]-100" office:value-type="float" office:value="36.3026248675795" calcext:value-type="float">
            <text:p>36,30</text:p>
          </table:table-cell>
          <table:table-cell/>
          <table:table-cell office:value-type="float" office:value="24.7489269239674" calcext:value-type="float">
            <text:p>24,75</text:p>
          </table:table-cell>
          <table:table-cell table:formula="of:=[.E20]*100/[.E2]-100" office:value-type="float" office:value="30.9861743277463" calcext:value-type="float">
            <text:p>30,9861743277463</text:p>
          </table:table-cell>
          <table:table-cell table:number-columns-repeated="10"/>
        </table:table-row>
        <table:table-row table:style-name="ro1">
          <table:table-cell office:value-type="float" office:value="1632.08938628627" calcext:value-type="float">
            <text:p>1632,09</text:p>
          </table:table-cell>
          <table:table-cell office:value-type="float" office:value="26.0884591402439" calcext:value-type="float">
            <text:p>26,09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3869.0967741935" calcext:value-type="float">
            <text:p>53869,10</text:p>
          </table:table-cell>
          <table:table-cell office:value-type="float" office:value="1873.1935483871" calcext:value-type="float">
            <text:p>1873,19</text:p>
          </table:table-cell>
          <table:table-cell table:formula="of:=[.A23]*100/[.A2]-100" office:value-type="float" office:value="63.8033114921332" calcext:value-type="float">
            <text:p>63,80</text:p>
          </table:table-cell>
          <table:table-cell/>
          <table:table-cell office:value-type="float" office:value="28.7578914739362" calcext:value-type="float">
            <text:p>28,76</text:p>
          </table:table-cell>
          <table:table-cell table:formula="of:=[.E23]*100/[.E2]-100" office:value-type="float" office:value="52.2040207026302" calcext:value-type="float">
            <text:p>52,2040207026302</text:p>
          </table:table-cell>
          <table:table-cell table:number-columns-repeated="10"/>
        </table:table-row>
        <table:table-row table:style-name="ro1">
          <table:table-cell office:value-type="float" office:value="2950.6938205942" calcext:value-type="float">
            <text:p>2950,69</text:p>
          </table:table-cell>
          <table:table-cell office:value-type="float" office:value="84.5566881255634" calcext:value-type="float">
            <text:p>84,56</text:p>
          </table:table-cell>
          <table:table-cell table:number-columns-repeated="14"/>
        </table:table-row>
        <table:table-row table:style-name="ro1" table:number-rows-repeated="6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2" office:value-type="string" calcext:value-type="string">
            <text:p>Conflits</text:p>
          </table:table-cell>
          <table:table-cell table:style-name="ce3" office:value-type="string" calcext:value-type="string">
            <text:p>Diff conflits (en %)</text:p>
          </table:table-cell>
          <table:table-cell table:style-name="ce6"/>
          <table:table-cell table:style-name="ce3" office:value-type="string" calcext:value-type="string">
            <text:p>Conf/ml</text:p>
          </table:table-cell>
          <table:table-cell table:style-name="ce6" office:value-type="string" calcext:value-type="string">
            <text:p>Diff conf/ml (en %)</text:p>
          </table:table-cell>
          <table:table-cell table:style-name="ce6"/>
          <table:table-cell table:style-name="ce2" office:value-type="string" calcext:value-type="string">
            <text:p>Temps</text:p>
          </table:table-cell>
          <table:table-cell table:style-name="ce6" office:value-type="string" calcext:value-type="string">
            <text:p>Diff temps (en %)</text:p>
          </table:table-cell>
          <table:table-cell table:style-name="ce6"/>
          <table:table-cell table:style-name="ce3" office:value-type="string" calcext:value-type="string">
            <text:p>Diff conflits (en %)</text:p>
          </table:table-cell>
          <table:table-cell table:style-name="ce6" office:value-type="string" calcext:value-type="string">
            <text:p>Diff conf/ml (en %)</text:p>
          </table:table-cell>
          <table:table-cell table:style-name="ce6" office:value-type="string" calcext:value-type="string">
            <text:p>Diff temps (en %)</text:p>
          </table:table-cell>
          <table:table-cell table:style-name="ce6"/>
          <table:table-cell table:style-name="ce6" office:value-type="string" calcext:value-type="string">
            <text:p>K3</text:p>
          </table:table-cell>
          <table:table-cell/>
          <table:table-cell table:style-name="ce6" office:value-type="string" calcext:value-type="string">
            <text:p>Profondeur max atteinte</text:p>
          </table:table-cell>
        </table:table-row>
        <table:table-row table:style-name="ro1">
          <table:table-cell office:value-type="float" office:value="32886.4516129032" calcext:value-type="float">
            <text:p>32886,4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office:value-type="float" office:value="18.8943047241322" calcext:value-type="float">
            <text:p>18,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1740.54838709677" calcext:value-type="float">
            <text:p>1740,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H32]" office:value-type="float" office:value="0" calcext:value-type="float">
            <text:p>0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/>
          <table:table-cell table:style-name="ce6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42.064516129" calcext:value-type="float">
            <text:p>33142,06</text:p>
          </table:table-cell>
          <table:table-cell table:style-name="ce5" office:value-type="float" office:value="0.78" calcext:value-type="float">
            <text:p>0,78</text:p>
          </table:table-cell>
          <table:table-cell table:style-name="Default"/>
          <table:table-cell office:value-type="float" office:value="19.1815839587767" calcext:value-type="float">
            <text:p>19,18</text:p>
          </table:table-cell>
          <table:table-cell table:formula="of:=(([.D33]*100)/[.D32])-100" office:value-type="float" office:value="1.52045412011191" calcext:value-type="float">
            <text:p>1,52</text:p>
          </table:table-cell>
          <table:table-cell/>
          <table:table-cell table:style-name="ce1" office:value-type="float" office:value="1727.8064516129" calcext:value-type="float">
            <text:p>1727,81</text:p>
          </table:table-cell>
          <table:table-cell table:style-name="ce5" table:formula="of:=[.G33]*100/[.G32]-100" office:value-type="float" office:value="-0.732064421669122" calcext:value-type="float">
            <text:p>-0,73</text:p>
          </table:table-cell>
          <table:table-cell/>
          <table:table-cell table:style-name="ce5" table:formula="of:=[.B33]" office:value-type="float" office:value="0.78" calcext:value-type="float">
            <text:p>0,78</text:p>
          </table:table-cell>
          <table:table-cell table:style-name="ce5" table:formula="of:=[.E33]" office:value-type="float" office:value="1.52045412011191" calcext:value-type="float">
            <text:p>1,52</text:p>
          </table:table-cell>
          <table:table-cell table:style-name="ce5" table:formula="of:=[.H33]" office:value-type="float" office:value="-0.732064421669122" calcext:value-type="float">
            <text:p>-0,73</text:p>
          </table:table-cell>
          <table:table-cell/>
          <table:table-cell table:style-name="ce6" office:value-type="float" office:value="17" calcext:value-type="float">
            <text:p>17</text:p>
          </table:table-cell>
          <table:table-cell/>
          <table:table-cell table:style-name="ce6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626.5806451613" calcext:value-type="float">
            <text:p>33626,58</text:p>
          </table:table-cell>
          <table:table-cell table:style-name="ce5" office:value-type="float" office:value="2.25" calcext:value-type="float">
            <text:p>2,25</text:p>
          </table:table-cell>
          <table:table-cell table:style-name="Default"/>
          <table:table-cell office:value-type="float" office:value="19.4069330156011" calcext:value-type="float">
            <text:p>19,41</text:p>
          </table:table-cell>
          <table:table-cell table:formula="of:=(([.D34]*100)/[.D32])-100" office:value-type="float" office:value="2.71313657185927" calcext:value-type="float">
            <text:p>2,71</text:p>
          </table:table-cell>
          <table:table-cell/>
          <table:table-cell table:style-name="ce1" office:value-type="float" office:value="1732.70967741935" calcext:value-type="float">
            <text:p>1732,71</text:p>
          </table:table-cell>
          <table:table-cell table:style-name="ce5" table:formula="of:=[.G34]*100/[.G33]-100" office:value-type="float" office:value="0.283783279190473" calcext:value-type="float">
            <text:p>0,28</text:p>
          </table:table-cell>
          <table:table-cell/>
          <table:table-cell table:style-name="ce5" table:formula="of:=[.B34]" office:value-type="float" office:value="2.25" calcext:value-type="float">
            <text:p>2,25</text:p>
          </table:table-cell>
          <table:table-cell table:style-name="ce5" table:formula="of:=[.E34]" office:value-type="float" office:value="2.71313657185927" calcext:value-type="float">
            <text:p>2,71</text:p>
          </table:table-cell>
          <table:table-cell table:style-name="ce5" table:formula="of:=[.H34]" office:value-type="float" office:value="0.283783279190473" calcext:value-type="float">
            <text:p>0,28</text:p>
          </table:table-cell>
          <table:table-cell/>
          <table:table-cell table:style-name="ce6" office:value-type="float" office:value="18" calcext:value-type="float">
            <text:p>18</text:p>
          </table:table-cell>
          <table:table-cell/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547.1612903226" calcext:value-type="float">
            <text:p>34547,16</text:p>
          </table:table-cell>
          <table:table-cell table:style-name="ce5" office:value-type="float" office:value="5.05" calcext:value-type="float">
            <text:p>5,05</text:p>
          </table:table-cell>
          <table:table-cell table:style-name="Default"/>
          <table:table-cell office:value-type="float" office:value="19.8801210298676" calcext:value-type="float">
            <text:p>19,88</text:p>
          </table:table-cell>
          <table:table-cell table:formula="of:=[.D35]*100/[.D32]-100" office:value-type="float" office:value="5.21753152671643" calcext:value-type="float">
            <text:p>5,22</text:p>
          </table:table-cell>
          <table:table-cell/>
          <table:table-cell table:style-name="ce1" office:value-type="float" office:value="1737.77419354839" calcext:value-type="float">
            <text:p>1737,77</text:p>
          </table:table-cell>
          <table:table-cell table:style-name="ce5" table:formula="of:=[.G35]*100/[.G34]-100" office:value-type="float" office:value="0.292288788770151" calcext:value-type="float">
            <text:p>0,29</text:p>
          </table:table-cell>
          <table:table-cell/>
          <table:table-cell table:style-name="ce5" table:formula="of:=[.B35]" office:value-type="float" office:value="5.05" calcext:value-type="float">
            <text:p>5,05</text:p>
          </table:table-cell>
          <table:table-cell table:style-name="ce5" table:formula="of:=[.E35]" office:value-type="float" office:value="5.21753152671643" calcext:value-type="float">
            <text:p>5,22</text:p>
          </table:table-cell>
          <table:table-cell table:style-name="ce5" table:formula="of:=[.H35]" office:value-type="float" office:value="0.292288788770151" calcext:value-type="float">
            <text:p>0,29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/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245.8064516129" calcext:value-type="float">
            <text:p>36245,81</text:p>
          </table:table-cell>
          <table:table-cell table:style-name="ce5" office:value-type="float" office:value="10.22" calcext:value-type="float">
            <text:p>10,22</text:p>
          </table:table-cell>
          <table:table-cell table:style-name="Default"/>
          <table:table-cell office:value-type="float" office:value="20.6951044314289" calcext:value-type="float">
            <text:p>20,70</text:p>
          </table:table-cell>
          <table:table-cell table:formula="of:=[.D36]*100/[.D32]-100" office:value-type="float" office:value="9.53091279932988" calcext:value-type="float">
            <text:p>9,53</text:p>
          </table:table-cell>
          <table:table-cell/>
          <table:table-cell table:style-name="ce1" office:value-type="float" office:value="1751.41935483871" calcext:value-type="float">
            <text:p>1751,42</text:p>
          </table:table-cell>
          <table:table-cell table:style-name="ce5" table:formula="of:=[.G36]*100/[.G35]-100" office:value-type="float" office:value="0.785209110653227" calcext:value-type="float">
            <text:p>0,79</text:p>
          </table:table-cell>
          <table:table-cell/>
          <table:table-cell table:style-name="ce5" table:formula="of:=[.B36]" office:value-type="float" office:value="10.22" calcext:value-type="float">
            <text:p>10,22</text:p>
          </table:table-cell>
          <table:table-cell table:style-name="ce5" table:formula="of:=[.E36]" office:value-type="float" office:value="9.53091279932988" calcext:value-type="float">
            <text:p>9,53</text:p>
          </table:table-cell>
          <table:table-cell table:style-name="ce5" table:formula="of:=[.H36]" office:value-type="float" office:value="0.785209110653227" calcext:value-type="float">
            <text:p>0,79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/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340.3548387097" calcext:value-type="float">
            <text:p>39340,35</text:p>
          </table:table-cell>
          <table:table-cell table:style-name="ce5" office:value-type="float" office:value="19.62" calcext:value-type="float">
            <text:p>19,62</text:p>
          </table:table-cell>
          <table:table-cell table:style-name="Default"/>
          <table:table-cell office:value-type="float" office:value="22.192215307348" calcext:value-type="float">
            <text:p>22,19</text:p>
          </table:table-cell>
          <table:table-cell table:formula="of:=[.D37]*100/[.D32]-100" office:value-type="float" office:value="17.4545220444319" calcext:value-type="float">
            <text:p>17,45</text:p>
          </table:table-cell>
          <table:table-cell/>
          <table:table-cell table:style-name="ce1" office:value-type="float" office:value="1772.70967741936" calcext:value-type="float">
            <text:p>1772,71</text:p>
          </table:table-cell>
          <table:table-cell table:style-name="ce5" table:formula="of:=[.G37]*100/[.G36]-100" office:value-type="float" office:value="1.21560393413637" calcext:value-type="float">
            <text:p>1,22</text:p>
          </table:table-cell>
          <table:table-cell/>
          <table:table-cell table:style-name="ce5" table:formula="of:=[.B37]" office:value-type="float" office:value="19.62" calcext:value-type="float">
            <text:p>19,62</text:p>
          </table:table-cell>
          <table:table-cell table:style-name="ce5" table:formula="of:=[.E37]" office:value-type="float" office:value="17.4545220444319" calcext:value-type="float">
            <text:p>17,45</text:p>
          </table:table-cell>
          <table:table-cell table:style-name="ce5" table:formula="of:=[.H37]" office:value-type="float" office:value="1.21560393413637" calcext:value-type="float">
            <text:p>1,22</text:p>
          </table:table-cell>
          <table:table-cell/>
          <table:table-cell table:style-name="ce6" office:value-type="float" office:value="21" calcext:value-type="float">
            <text:p>21</text:p>
          </table:table-cell>
          <table:table-cell/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825.0967741936" calcext:value-type="float">
            <text:p>44825,10</text:p>
          </table:table-cell>
          <table:table-cell table:style-name="ce5" office:value-type="float" office:value="36.3" calcext:value-type="float">
            <text:p>36,30</text:p>
          </table:table-cell>
          <table:table-cell table:style-name="Default"/>
          <table:table-cell office:value-type="float" office:value="24.7489269239674" calcext:value-type="float">
            <text:p>24,75</text:p>
          </table:table-cell>
          <table:table-cell table:formula="of:=[.D38]*100/[.D32]-100" office:value-type="float" office:value="30.9861743277466" calcext:value-type="float">
            <text:p>30,99</text:p>
          </table:table-cell>
          <table:table-cell/>
          <table:table-cell table:style-name="ce1" office:value-type="float" office:value="1811.1935483871" calcext:value-type="float">
            <text:p>1811,19</text:p>
          </table:table-cell>
          <table:table-cell table:style-name="ce5" table:formula="of:=[.G38]*100/[.G37]-100" office:value-type="float" office:value="2.17090657640937" calcext:value-type="float">
            <text:p>2,17</text:p>
          </table:table-cell>
          <table:table-cell/>
          <table:table-cell table:style-name="ce5" table:formula="of:=[.B38]" office:value-type="float" office:value="36.3" calcext:value-type="float">
            <text:p>36,30</text:p>
          </table:table-cell>
          <table:table-cell table:style-name="ce5" table:formula="of:=[.E38]" office:value-type="float" office:value="30.9861743277466" calcext:value-type="float">
            <text:p>30,99</text:p>
          </table:table-cell>
          <table:table-cell table:style-name="ce5" table:formula="of:=[.H38]" office:value-type="float" office:value="2.17090657640937" calcext:value-type="float">
            <text:p>2,17</text:p>
          </table:table-cell>
          <table:table-cell/>
          <table:table-cell table:style-name="ce6" office:value-type="float" office:value="22" calcext:value-type="float">
            <text:p>22</text:p>
          </table:table-cell>
          <table:table-cell/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869.0967741935" calcext:value-type="float">
            <text:p>53869,10</text:p>
          </table:table-cell>
          <table:table-cell table:style-name="ce5" office:value-type="float" office:value="63.8" calcext:value-type="float">
            <text:p>63,80</text:p>
          </table:table-cell>
          <table:table-cell table:style-name="Default"/>
          <table:table-cell office:value-type="float" office:value="28.7578914739362" calcext:value-type="float">
            <text:p>28,76</text:p>
          </table:table-cell>
          <table:table-cell table:formula="of:=[.D39]*100/[.D32]-100" office:value-type="float" office:value="52.2040207026302" calcext:value-type="float">
            <text:p>52,20</text:p>
          </table:table-cell>
          <table:table-cell/>
          <table:table-cell table:style-name="ce1" office:value-type="float" office:value="1873.1935483871" calcext:value-type="float">
            <text:p>1873,19</text:p>
          </table:table-cell>
          <table:table-cell table:style-name="ce5" table:formula="of:=[.G39]*100/[.G38]-100" office:value-type="float" office:value="3.42315706983454" calcext:value-type="float">
            <text:p>3,42</text:p>
          </table:table-cell>
          <table:table-cell/>
          <table:table-cell table:style-name="ce5" table:formula="of:=[.B39]" office:value-type="float" office:value="63.8" calcext:value-type="float">
            <text:p>63,80</text:p>
          </table:table-cell>
          <table:table-cell table:style-name="ce5" table:formula="of:=[.E39]" office:value-type="float" office:value="52.2040207026302" calcext:value-type="float">
            <text:p>52,20</text:p>
          </table:table-cell>
          <table:table-cell table:style-name="ce5" table:formula="of:=[.H39]" office:value-type="float" office:value="3.42315706983454" calcext:value-type="float">
            <text:p>3,42</text:p>
          </table:table-cell>
          <table:table-cell/>
          <table:table-cell table:style-name="ce6" office:value-type="float" office:value="23" calcext:value-type="float">
            <text:p>23</text:p>
          </table:table-cell>
          <table:table-cell/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number-columns-repeated="5"/>
          <table:table-cell table:number-columns-repeated="11"/>
        </table:table-row>
        <table:table-row table:style-name="ro1" table:number-rows-repeated="2">
          <table:table-cell table:style-name="Default"/>
          <table:table-cell table:style-name="ce5"/>
          <table:table-cell table:style-name="Default" table:number-columns-repeated="3"/>
          <table:table-cell table:number-columns-repeated="11"/>
        </table:table-row>
        <table:table-row table:style-name="ro1" table:number-rows-repeated="3">
          <table:table-cell table:style-name="Default"/>
          <table:table-cell table:style-name="ce5"/>
          <table:table-cell table:style-name="ce1"/>
          <table:table-cell table:style-name="Default" table:number-columns-repeated="2"/>
          <table:table-cell table:number-columns-repeated="11"/>
        </table:table-row>
        <table:table-row table:style-name="ro1" table:number-rows-repeated="5">
          <table:table-cell table:style-name="Default" table:number-columns-repeated="2"/>
          <table:table-cell table:style-name="ce1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ce1"/>
          <table:table-cell table:style-name="Default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1:17:53.822583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09:53:36.718371870</meta:creation-date>
    <dc:date>2022-12-13T11:48:53.538706143</dc:date>
    <meta:editing-duration>PT38M33S</meta:editing-duration>
    <meta:editing-cycles>7</meta:editing-cycles>
    <meta:generator>LibreOffice/6.4.7.2$Linux_X86_64 LibreOffice_project/40$Build-2</meta:generator>
    <meta:document-statistic meta:table-count="1" meta:cell-count="160" meta:object-count="0"/>
  </office:meta>
</office:document-meta>
</file>